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tarSymbol1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/>
      <style:text-properties style:font-name="Arial" fo:font-size="10pt" officeooo:rsid="000efc50" officeooo:paragraph-rsid="000efc50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text-shadow="none" style:text-underline-style="solid" style:text-underline-width="auto" style:text-underline-color="font-color" fo:font-weight="normal" officeooo:paragraph-rsid="000efc50" style:text-blinking="false" style:font-size-asian="10pt" style:font-weight-asian="normal" style:font-size-complex="10pt" style:font-weight-complex="normal" text:display="true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text-shadow="none" style:text-underline-style="solid" style:text-underline-width="auto" style:text-underline-color="font-color" fo:font-weight="normal" officeooo:paragraph-rsid="0080e4c0" style:text-blinking="false" style:font-size-asian="10pt" style:font-weight-asian="normal" style:font-name-complex="Arial" style:font-size-complex="10pt" style:font-weight-complex="normal" text:display="true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text-shadow="none" style:text-underline-style="solid" style:text-underline-width="auto" style:text-underline-color="font-color" fo:font-weight="normal" officeooo:rsid="000efc50" officeooo:paragraph-rsid="0011cffa" style:text-blinking="false" style:font-size-asian="10pt" style:font-weight-asian="normal" style:font-name-complex="Arial" style:font-size-complex="10pt" style:font-weight-complex="normal" text:display="true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fo:text-shadow="none" fo:font-weight="normal" officeooo:paragraph-rsid="00691093" style:text-blinking="false" style:font-size-asian="10pt" style:font-weight-asian="normal" style:font-size-complex="10pt" style:font-weight-complex="normal" text:display="true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text-shadow="none" fo:font-weight="normal" officeooo:paragraph-rsid="009a8324" style:text-blinking="false" style:font-size-asian="10pt" style:font-weight-asian="normal" style:font-size-complex="10pt" style:font-weight-complex="normal" text:display="true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text-shadow="none" style:text-underline-style="none" fo:font-weight="bold" officeooo:paragraph-rsid="000efc50" style:text-blinking="false" style:font-size-asian="10pt" style:font-weight-asian="bold" style:font-size-complex="10pt" style:font-weight-complex="bold" text:display="true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text-shadow="none" style:text-underline-style="none" fo:font-weight="bold" officeooo:paragraph-rsid="0011cffa" style:text-blinking="false" style:font-size-asian="10pt" style:font-weight-asian="bold" style:font-size-complex="10pt" style:font-weight-complex="bold" text:display="true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text-shadow="none" style:text-underline-style="none" fo:font-weight="bold" officeooo:paragraph-rsid="000efc50" style:text-blinking="false" style:font-size-asian="10pt" style:font-weight-asian="bold" style:font-name-complex="Arial" style:font-size-complex="10pt" style:font-weight-complex="bold" text:display="true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fo:font-style="normal" fo:text-shadow="none" style:text-underline-style="none" fo:font-weight="normal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fo:font-style="normal" fo:text-shadow="none" style:text-underline-style="none" fo:font-weight="normal" officeooo:paragraph-rsid="0011cffa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officeooo:paragraph-rsid="0011cffa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" fo:font-size="10pt" fo:text-shadow="none" style:text-underline-style="none" fo:font-weight="bold" officeooo:paragraph-rsid="000efc50" style:text-blinking="false" style:font-size-asian="10pt" style:font-weight-asian="bold" style:font-name-complex="Arial" style:font-size-complex="10pt" style:font-weight-complex="bold" text:display="true"/>
    </style:style>
    <style:style style:name="P15" style:family="paragraph" style:parent-style-name="Standard">
      <style:paragraph-properties fo:text-align="start" style:justify-single-word="false" style:shadow="none"/>
      <style:text-properties style:font-name="Arial" fo:font-size="10pt" fo:font-style="normal" fo:text-shadow="none" style:text-underline-style="none" fo:font-weight="normal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6" style:family="paragraph" style:parent-style-name="Standard">
      <style:paragraph-properties fo:text-align="start" style:justify-single-word="false" style:shadow="none"/>
      <style:text-properties style:font-name="Arial" fo:font-size="10pt" fo:text-shadow="none" style:text-underline-style="solid" style:text-underline-width="auto" style:text-underline-color="font-color" fo:font-weight="normal" officeooo:paragraph-rsid="000efc50" style:text-blinking="false" style:font-size-asian="10pt" style:font-weight-asian="normal" style:font-name-complex="Arial" style:font-size-complex="10pt" style:font-weight-complex="normal" text:display="true"/>
    </style:style>
    <style:style style:name="P17" style:family="paragraph" style:parent-style-name="Standard">
      <style:paragraph-properties fo:text-align="start" style:justify-single-word="false" style:shadow="none"/>
      <style:text-properties style:font-name="Arial" fo:font-size="10pt" fo:text-shadow="none" style:text-underline-style="none" fo:font-weight="bold" officeooo:paragraph-rsid="000efc50" style:text-blinking="false" style:font-size-asian="10pt" style:font-weight-asian="bold" style:font-name-complex="Arial" style:font-size-complex="10pt" style:font-weight-complex="bold" text:display="true"/>
    </style:style>
    <style:style style:name="P18" style:family="paragraph" style:parent-style-name="Standard" style:list-style-name="L1">
      <style:paragraph-properties fo:line-height="100%" fo:text-align="start" style:justify-single-word="false"/>
      <style:text-properties style:font-name="Arial" fo:font-size="10pt" fo:font-style="normal" fo:text-shadow="none" style:text-underline-style="none" fo:font-weight="normal" officeooo:rsid="02423186" officeooo:paragraph-rsid="000efc50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19" style:family="paragraph" style:parent-style-name="Standard" style:list-style-name="L2">
      <style:paragraph-properties fo:line-height="100%" fo:text-align="start" style:justify-single-word="false" style:shadow="none"/>
      <style:text-properties style:font-name="Arial" fo:font-size="10pt" fo:font-style="normal" fo:text-shadow="none" style:text-underline-style="solid" style:text-underline-width="auto" style:text-underline-color="font-color" fo:font-weight="normal" officeooo:rsid="0027928b" officeooo:paragraph-rsid="00bdf322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0" style:family="paragraph" style:parent-style-name="Standard" style:list-style-name="L2">
      <style:paragraph-properties fo:line-height="100%" fo:text-align="start" style:justify-single-word="false" style:shadow="none"/>
      <style:text-properties style:font-name="Arial" fo:font-size="10pt" fo:font-style="normal" fo:text-shadow="none" style:text-underline-style="none" fo:font-weight="normal" officeooo:rsid="007df938" officeooo:paragraph-rsid="00bdf322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1" style:family="paragraph" style:parent-style-name="Standard" style:list-style-name="L2">
      <style:paragraph-properties fo:line-height="100%" fo:text-align="start" style:justify-single-word="false" style:shadow="none"/>
      <style:text-properties style:font-name="Arial" fo:font-size="10pt" fo:font-style="normal" fo:text-shadow="none" style:text-underline-style="none" fo:font-weight="normal" officeooo:rsid="0c04d20a" officeooo:paragraph-rsid="00bdf322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2" style:family="paragraph" style:parent-style-name="Standard" style:list-style-name="L2">
      <style:paragraph-properties fo:line-height="100%" fo:text-align="start" style:justify-single-word="false" style:shadow="none"/>
      <style:text-properties style:font-name="Arial" fo:font-size="10pt" fo:font-style="normal" fo:text-shadow="none" style:text-underline-style="none" fo:font-weight="normal" officeooo:rsid="0c04d20a" officeooo:paragraph-rsid="00bcb5c4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3" style:family="paragraph" style:parent-style-name="Standard" style:list-style-name="L2">
      <style:paragraph-properties fo:line-height="100%" fo:text-align="start" style:justify-single-word="false" style:shadow="none"/>
      <style:text-properties style:font-name="Arial" fo:font-size="10pt" fo:font-style="normal" fo:text-shadow="none" style:text-underline-style="none" fo:font-weight="normal" officeooo:rsid="0c04d20a" officeooo:paragraph-rsid="00bac375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4" style:family="paragraph" style:parent-style-name="Standard" style:list-style-name="L2">
      <style:paragraph-properties fo:line-height="100%" fo:text-align="start" style:justify-single-word="false" style:shadow="none"/>
      <style:text-properties style:font-name="Arial" fo:font-size="10pt" fo:font-style="normal" fo:text-shadow="none" style:text-underline-style="none" fo:font-weight="normal" officeooo:paragraph-rsid="00bcb5c4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5" style:family="paragraph" style:parent-style-name="Standard" style:list-style-name="L2">
      <style:paragraph-properties fo:line-height="100%" fo:text-align="start" style:justify-single-word="false" style:shadow="none"/>
      <style:text-properties style:font-name="Arial" fo:font-size="10pt" fo:font-style="normal" fo:text-shadow="none" style:text-underline-style="none" fo:font-weight="normal" officeooo:rsid="0027928b" officeooo:paragraph-rsid="00bcb5c4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6" style:family="paragraph" style:parent-style-name="Standard" style:list-style-name="L2">
      <style:paragraph-properties fo:line-height="100%" fo:text-align="start" style:justify-single-word="false" style:shadow="none"/>
      <style:text-properties style:font-name="Arial" fo:font-size="10pt" fo:font-style="normal" fo:text-shadow="none" style:text-underline-style="none" fo:font-weight="normal" officeooo:rsid="00bbcbe6" officeooo:paragraph-rsid="00bbcbe6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7" style:family="paragraph" style:parent-style-name="Standard" style:list-style-name="L2">
      <style:paragraph-properties fo:line-height="100%" fo:text-align="start" style:justify-single-word="false" style:shadow="none"/>
      <style:text-properties style:font-name="Arial" fo:font-size="10pt" fo:font-style="normal" fo:text-shadow="none" style:text-underline-style="none" fo:font-weight="normal" officeooo:rsid="00d96e50" officeooo:paragraph-rsid="00bac375" style:text-blinking="false" style:font-size-asian="10pt" style:font-style-asian="normal" style:font-weight-asian="normal" style:font-name-complex="Arial" style:font-size-complex="10pt" style:font-style-complex="normal" style:font-weight-complex="normal" text:display="true"/>
    </style:style>
    <style:style style:name="P28" style:family="paragraph" style:parent-style-name="Standard" style:list-style-name="L2">
      <style:paragraph-properties fo:line-height="100%" fo:text-align="start" style:justify-single-word="false" style:shadow="none"/>
      <style:text-properties style:font-name="Arial" fo:font-size="10pt" fo:text-shadow="none" style:text-underline-style="solid" style:text-underline-width="auto" style:text-underline-color="font-color" fo:font-weight="normal" officeooo:rsid="0db441d2" officeooo:paragraph-rsid="00bac375" style:text-blinking="false" style:font-size-asian="10pt" style:font-weight-asian="normal" style:font-name-complex="Arial" style:font-size-complex="10pt" style:font-weight-complex="normal" text:display="true"/>
    </style:style>
    <style:style style:name="P29" style:family="paragraph" style:parent-style-name="Normal" style:master-page-name="First_20_Page">
      <style:paragraph-properties fo:text-align="center" style:justify-single-word="false" style:page-number="auto" fo:break-before="page"/>
      <style:text-properties style:font-name="Arial" fo:font-size="10pt" style:text-underline-style="solid" style:text-underline-width="auto" style:text-underline-color="font-color" fo:font-weight="bold" officeooo:rsid="000efc50" officeooo:paragraph-rsid="000efc50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100cb700" style:font-name-complex="Arial"/>
    </style:style>
    <style:style style:name="T4" style:family="text">
      <style:text-properties style:text-underline-style="none" officeooo:rsid="003d4294" style:font-name-complex="Arial"/>
    </style:style>
    <style:style style:name="T5" style:family="text">
      <style:text-properties style:text-underline-style="none" officeooo:rsid="0408daba"/>
    </style:style>
    <style:style style:name="T6" style:family="text">
      <style:text-properties style:text-underline-style="none" officeooo:rsid="07645661"/>
    </style:style>
    <style:style style:name="T7" style:family="text">
      <style:text-properties style:text-underline-style="none" officeooo:rsid="04b43528"/>
    </style:style>
    <style:style style:name="T8" style:family="text">
      <style:text-properties style:text-underline-style="none" officeooo:rsid="01f5fce0"/>
    </style:style>
    <style:style style:name="T9" style:family="text">
      <style:text-properties style:text-underline-style="none" officeooo:rsid="00d0c2f6"/>
    </style:style>
    <style:style style:name="T10" style:family="text">
      <style:text-properties style:text-underline-style="none" officeooo:rsid="00409c46"/>
    </style:style>
    <style:style style:name="T11" style:family="text">
      <style:text-properties style:text-underline-style="none" officeooo:rsid="00691093"/>
    </style:style>
    <style:style style:name="T12" style:family="text">
      <style:text-properties style:text-underline-style="none" officeooo:rsid="0080e4c0"/>
    </style:style>
    <style:style style:name="T13" style:family="text">
      <style:text-properties style:text-underline-style="none" officeooo:rsid="00bcb5c4"/>
    </style:style>
    <style:style style:name="T14" style:family="text">
      <style:text-properties style:text-underline-style="none" officeooo:rsid="00bdf322"/>
    </style:style>
    <style:style style:name="T15" style:family="text">
      <style:text-properties style:text-underline-style="none" officeooo:rsid="007df938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577ed1a" style:font-style-asian="normal" style:font-style-complex="normal"/>
    </style:style>
    <style:style style:name="T18" style:family="text">
      <style:text-properties fo:font-style="normal" style:text-underline-style="none" officeooo:rsid="064a49d6" style:font-style-asian="normal" style:font-style-complex="normal"/>
    </style:style>
    <style:style style:name="T19" style:family="text">
      <style:text-properties fo:font-style="normal" style:text-underline-style="none" officeooo:rsid="0408daba" style:font-style-asian="normal" style:font-style-complex="normal"/>
    </style:style>
    <style:style style:name="T20" style:family="text">
      <style:text-properties fo:font-style="normal" style:text-underline-style="none" officeooo:rsid="02423186" style:font-style-asian="normal" style:font-style-complex="normal"/>
    </style:style>
    <style:style style:name="T21" style:family="text">
      <style:text-properties fo:font-style="normal" style:text-underline-style="none" officeooo:rsid="00d0c2f6" style:font-style-asian="normal" style:font-style-complex="normal"/>
    </style:style>
    <style:style style:name="T22" style:family="text">
      <style:text-properties fo:font-style="normal" style:text-underline-style="none" officeooo:rsid="0f718d62" style:font-style-asian="normal" style:font-style-complex="normal"/>
    </style:style>
    <style:style style:name="T23" style:family="text">
      <style:text-properties fo:font-style="normal" style:text-underline-style="none" officeooo:rsid="00409c46" style:font-style-asian="normal" style:font-style-complex="normal"/>
    </style:style>
    <style:style style:name="T24" style:family="text">
      <style:text-properties fo:font-style="normal" style:text-underline-style="none" officeooo:rsid="004efd5a" style:font-style-asian="normal" style:font-style-complex="normal"/>
    </style:style>
    <style:style style:name="T25" style:family="text">
      <style:text-properties fo:font-style="normal" style:text-underline-style="none" officeooo:rsid="00691093" style:font-style-asian="normal" style:font-style-complex="normal"/>
    </style:style>
    <style:style style:name="T26" style:family="text">
      <style:text-properties fo:font-style="normal" style:text-underline-style="none" officeooo:rsid="0080e4c0" style:font-style-asian="normal" style:font-style-complex="normal"/>
    </style:style>
    <style:style style:name="T27" style:family="text">
      <style:text-properties fo:font-style="normal" style:text-underline-style="none" officeooo:rsid="00c5725c" style:font-style-asian="normal" style:font-style-complex="normal"/>
    </style:style>
    <style:style style:name="T28" style:family="text">
      <style:text-properties fo:font-style="normal" style:text-underline-style="none" officeooo:rsid="00c71079" style:font-style-asian="normal" style:font-style-complex="normal"/>
    </style:style>
    <style:style style:name="T29" style:family="text">
      <style:text-properties fo:font-style="normal" style:text-underline-style="none" officeooo:rsid="00c85fff" style:font-style-asian="normal" style:font-style-complex="normal"/>
    </style:style>
    <style:style style:name="T30" style:family="text">
      <style:text-properties fo:font-style="normal" style:text-underline-style="none" officeooo:rsid="033cddc4" fo:background-color="transparent" loext:char-shading-value="0" style:font-style-asian="normal" style:font-style-complex="normal"/>
    </style:style>
    <style:style style:name="T31" style:family="text">
      <style:text-properties fo:font-style="normal" style:text-underline-style="none" officeooo:rsid="0c54c77d" fo:background-color="transparent" loext:char-shading-value="0" style:font-style-asian="normal" style:font-style-complex="normal"/>
    </style:style>
    <style:style style:name="T32" style:family="text">
      <style:text-properties fo:font-style="normal" style:text-underline-style="none" officeooo:rsid="003d4294" fo:background-color="transparent" loext:char-shading-value="0" style:font-style-asian="normal" style:font-style-complex="normal"/>
    </style:style>
    <style:style style:name="T33" style:family="text">
      <style:text-properties fo:font-style="normal" style:text-underline-style="none" officeooo:rsid="0056b6d6" fo:background-color="transparent" loext:char-shading-value="0" style:font-style-asian="normal" style:font-style-complex="normal"/>
    </style:style>
    <style:style style:name="T34" style:family="text">
      <style:text-properties fo:font-style="normal" style:text-underline-style="none" officeooo:rsid="00bdf322" fo:background-color="transparent" loext:char-shading-value="0" style:font-style-asian="normal" style:font-style-complex="normal"/>
    </style:style>
    <style:style style:name="T35" style:family="text">
      <style:text-properties fo:font-style="normal" style:text-underline-style="none" officeooo:rsid="00be1f56" fo:background-color="transparent" loext:char-shading-value="0" style:font-style-asian="normal" style:font-style-complex="normal"/>
    </style:style>
    <style:style style:name="T36" style:family="text">
      <style:text-properties fo:font-style="normal" style:font-style-asian="normal" style:font-name-complex="Arial" style:font-style-complex="normal"/>
    </style:style>
    <style:style style:name="T37" style:family="text">
      <style:text-properties fo:font-style="normal" officeooo:rsid="0011cffa" style:font-style-asian="normal" style:font-name-complex="Arial" style:font-style-complex="normal"/>
    </style:style>
    <style:style style:name="T38" style:family="text">
      <style:text-properties fo:font-style="normal" fo:text-shadow="none" style:text-underline-style="none" fo:font-weight="normal" officeooo:rsid="003435f8" style:text-blinking="false" fo:background-color="transparent" loext:char-shading-value="0" style:font-style-asian="normal" style:font-weight-asian="normal" style:font-name-complex="Arial" style:font-style-complex="normal" style:font-weight-complex="normal" text:display="true"/>
    </style:style>
    <style:style style:name="T39" style:family="text">
      <style:text-properties fo:font-style="normal" fo:text-shadow="none" style:text-underline-style="none" fo:font-weight="normal" officeooo:rsid="0011cffa" style:text-blinking="false" fo:background-color="transparent" loext:char-shading-value="0" style:font-style-asian="normal" style:font-weight-asian="normal" style:font-name-complex="Arial" style:font-style-complex="normal" style:font-weight-complex="normal" text:display="true"/>
    </style:style>
    <style:style style:name="T40" style:family="text">
      <style:text-properties fo:font-style="normal" fo:text-shadow="none" style:text-underline-style="none" fo:font-weight="normal" officeooo:rsid="0056b6d6" style:text-blinking="false" fo:background-color="transparent" loext:char-shading-value="0" style:font-style-asian="normal" style:font-weight-asian="normal" style:font-name-complex="Arial" style:font-style-complex="normal" style:font-weight-complex="normal" text:display="true"/>
    </style:style>
    <style:style style:name="T41" style:family="text">
      <style:text-properties fo:font-style="normal" fo:text-shadow="none" style:text-underline-style="none" fo:font-weight="normal" officeooo:rsid="00691093" style:text-blinking="false" fo:background-color="transparent" loext:char-shading-value="0" style:font-style-asian="normal" style:font-weight-asian="normal" style:font-name-complex="Arial" style:font-style-complex="normal" style:font-weight-complex="normal" text:display="true"/>
    </style:style>
    <style:style style:name="T42" style:family="text">
      <style:text-properties style:font-name-complex="Arial"/>
    </style:style>
    <style:style style:name="T43" style:family="text">
      <style:text-properties officeooo:rsid="00b92003" style:font-name-complex="Arial"/>
    </style:style>
    <style:style style:name="T44" style:family="text">
      <style:text-properties officeooo:rsid="03847039" style:font-name-complex="Arial"/>
    </style:style>
    <style:style style:name="T45" style:family="text">
      <style:text-properties fo:text-transform="uppercase" style:text-outline="false" style:text-overline-style="none" style:text-overline-color="font-color"/>
    </style:style>
    <style:style style:name="T46" style:family="text">
      <style:text-properties fo:text-transform="uppercase" style:text-outline="false" officeooo:rsid="00b92003" style:text-overline-style="none" style:text-overline-color="font-color"/>
    </style:style>
    <style:style style:name="T47" style:family="text">
      <style:text-properties officeooo:rsid="0e2ff7b7"/>
    </style:style>
    <style:style style:name="T48" style:family="text">
      <style:text-properties officeooo:rsid="028deb2a"/>
    </style:style>
    <style:style style:name="T49" style:family="text">
      <style:text-properties officeooo:rsid="103c964a"/>
    </style:style>
    <style:style style:name="T50" style:family="text">
      <style:text-properties officeooo:rsid="0011cffa"/>
    </style:style>
    <style:style style:name="T51" style:family="text">
      <style:text-properties officeooo:rsid="003435f8"/>
    </style:style>
    <style:style style:name="T52" style:family="text">
      <style:text-properties officeooo:rsid="0803c170"/>
    </style:style>
    <style:style style:name="T53" style:family="text">
      <style:text-properties officeooo:rsid="0c05ce3c"/>
    </style:style>
    <style:style style:name="T54" style:family="text">
      <style:text-properties officeooo:rsid="064a49d6"/>
    </style:style>
    <style:style style:name="T55" style:family="text">
      <style:text-properties officeooo:rsid="004a24e2"/>
    </style:style>
    <style:style style:name="T56" style:family="text">
      <style:text-properties officeooo:rsid="004ef8ec"/>
    </style:style>
    <style:style style:name="T57" style:family="text">
      <style:text-properties officeooo:rsid="07645661"/>
    </style:style>
    <style:style style:name="T58" style:family="text">
      <style:text-properties officeooo:rsid="00bdf322"/>
    </style:style>
    <style:style style:name="T59" style:family="text">
      <style:text-properties officeooo:rsid="00bfb3a6"/>
    </style:style>
    <style:style style:name="T60" style:family="text">
      <style:text-properties officeooo:rsid="00c19a86"/>
    </style:style>
    <style:style style:name="T61" style:family="text">
      <style:text-properties officeooo:rsid="00c3f2d1"/>
    </style:style>
    <style:style style:name="T62" style:family="text">
      <style:text-properties officeooo:rsid="00c5725c"/>
    </style:style>
    <style:style style:name="T63" style:family="text">
      <style:text-properties officeooo:rsid="00c71079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c71079"/>
    </style:style>
    <style:style style:name="T66" style:family="text">
      <style:text-properties officeooo:rsid="00cd88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REATION</text:p>
      <text:p text:style-name="P2"/>
      <text:p text:style-name="P8"><text:span text:style-name="T42">STEP </text:span><text:span text:style-name="T43">1</text:span><text:span text:style-name="T42">: </text:span><text:span text:style-name="T44">DESCRIPTION</text:span></text:p>
      <text:p text:style-name="P3"><text:span text:style-name="T4">Choose</text:span><text:span text:style-name="T3"> a name, height, weight, skin color, hair color, sex, and age.</text:span></text:p>
      <text:p text:style-name="P11"/>
      <text:p text:style-name="P8"><text:span text:style-name="T45">STEP </text:span><text:span text:style-name="T46">2</text:span>: TRAITS</text:p>
      <text:p text:style-name="P7"><text:span text:style-name="T12">Distribute</text:span><text:span text:style-name="T11"> 12 Trait points </text:span><text:span text:style-name="T12">among</text:span><text:span text:style-name="T11"> the</text:span><text:span text:style-name="T7"> four</text:span> Traits<text:span text:style-name="T16">: A</text:span><text:span text:style-name="T28">gility [A]</text:span><text:span text:style-name="T16">, Brains </text:span><text:span text:style-name="T28">[B]</text:span><text:span text:style-name="T16">, Constitution </text:span><text:span text:style-name="T28">[C]</text:span><text:span text:style-name="T16">, </text:span><text:span text:style-name="T20">and</text:span><text:span text:style-name="T16"> Deme</text:span>anor <text:span text:style-name="T63">[D].</text:span></text:p>
      <text:p text:style-name="P6"><text:span text:style-name="T51">Normal human Trait scores</text:span> <text:span text:style-name="T51">range</text:span> from 1 to <text:span text:style-name="T48">6</text:span>.</text:p>
      <text:p text:style-name="P11"/>
      <text:p text:style-name="P10">STEP 3: SKILLS</text:p>
      <text:p text:style-name="P4"><text:span text:style-name="T26">Distribute</text:span><text:span text:style-name="T17"> </text:span><text:span text:style-name="T18">[</text:span><text:span text:style-name="T19">B x </text:span><text:span text:style-name="T29">3</text:span><text:span text:style-name="T18">]</text:span><text:span text:style-name="T5"> </text:span><text:span text:style-name="T9">Skill poin</text:span><text:span text:style-name="T21">ts </text:span><text:span text:style-name="T26">among the </text:span><text:span text:style-name="T27">1</text:span><text:span text:style-name="T29">2</text:span><text:span text:style-name="T26"> Skills</text:span><text:span text:style-name="T21">.</text:span></text:p>
      <text:p text:style-name="P4"><text:span text:style-name="T21">Max</text:span><text:span text:style-name="T25">imum</text:span><text:span text:style-name="T16"> </text:span><text:span text:style-name="T22">Skill rating</text:span><text:span text:style-name="T16"> </text:span><text:span text:style-name="T23">=</text:span><text:span text:style-name="T20"> </text:span><text:span text:style-name="T23">[</text:span><text:span text:style-name="T25">parent </text:span><text:span text:style-name="T16">Trait</text:span><text:span text:style-name="T23">]</text:span><text:span text:style-name="T16">.</text:span></text:p>
      <text:list xml:id="list137495723" text:style-name="L1">
        <text:list-item>
          <text:p text:style-name="P18"><text:span text:style-name="T64">A</text:span><text:span text:style-name="T65">gility</text:span><text:span text:style-name="T64"> Skills</text:span>: <text:span text:style-name="T66">Acrobatics, Manipulation</text:span>, <text:span text:style-name="T60">Ranged, Stealth</text:span></text:p>
        </text:list-item>
        <text:list-item>
          <text:p text:style-name="P18"><text:span text:style-name="T64">B</text:span><text:span text:style-name="T65">rains</text:span><text:span text:style-name="T64"> Skills</text:span>: <text:span text:style-name="T66">Build, </text:span>Medicine, <text:span text:style-name="T66">Perceptions, </text:span>Science</text:p>
        </text:list-item>
        <text:list-item>
          <text:p text:style-name="P18"><text:span text:style-name="T64">Constitution Skills</text:span>: <text:span text:style-name="T66">Athletics</text:span>, Drive, Melee, <text:span text:style-name="T66">Survival</text:span></text:p>
        </text:list-item>
        <text:list-item>
          <text:p text:style-name="P18"><text:span text:style-name="T64">Demeanor Skills</text:span>: <text:span text:style-name="T55">L</text:span>eadership, <text:span text:style-name="T55">Perform, Socialize,</text:span> Tame</text:p>
        </text:list-item>
      </text:list>
      <text:p text:style-name="P11"/>
      <text:p text:style-name="P17">STEP 4: <text:span text:style-name="T57">PROPERTIES</text:span></text:p>
      <text:p text:style-name="P16"><text:span text:style-name="T2">Calculate your </text:span><text:span text:style-name="T6">Properties</text:span><text:span text:style-name="T2">. </text:span><text:span text:style-name="T8">Always round down.</text:span></text:p>
      <text:list xml:id="list157252472" text:style-name="L2">
        <text:list-item>
          <text:p text:style-name="P19"><text:span text:style-name="T13">P</text:span><text:span text:style-name="T15">syche = [D] dots from Crazy</text:span></text:p>
        </text:list-item>
        <text:list-item>
          <text:p text:style-name="P20">Health = [C x <text:span text:style-name="T59">3</text:span>]</text:p>
        </text:list-item>
        <text:list-item>
          <text:p text:style-name="P21"><text:span text:style-name="T14">Pain = [C + </text:span><text:span text:style-name="T52">D</text:span><text:span text:style-name="T14">] </text:span><text:span text:style-name="T49">max</text:span></text:p>
        </text:list-item>
        <text:list-item>
          <text:p text:style-name="P28"><text:span text:style-name="T14">Actions</text:span><text:span text:style-name="T10"> </text:span><text:span text:style-name="T16">= [</text:span><text:span text:style-name="T24">(</text:span><text:span text:style-name="T16">A </text:span><text:span text:style-name="T24">+ B) / 2</text:span><text:span text:style-name="T16">]</text:span></text:p>
        </text:list-item>
        <text:list-item>
          <text:p text:style-name="P22">Luck = <text:span text:style-name="T53">[</text:span>D<text:span text:style-name="T62">] max</text:span></text:p>
        </text:list-item>
        <text:list-item>
          <text:p text:style-name="P24">Speed = <text:span text:style-name="T54">[</text:span>A + C<text:span text:style-name="T62">] yds</text:span></text:p>
        </text:list-item>
        <text:list-item>
          <text:p text:style-name="P25"><text:span text:style-name="T58">XP</text:span> = [B x 6]</text:p>
        </text:list-item>
        <text:list-item>
          <text:p text:style-name="P26">Defense<text:span text:style-name="T58">s</text:span>:</text:p>
          <text:list>
            <text:list-item>
              <text:p text:style-name="P27">Reflex = <text:span text:style-name="T56">[Perception</text:span> / <text:span text:style-name="T61">2]</text:span></text:p>
            </text:list-item>
            <text:list-item>
              <text:p text:style-name="P27">Dodge = <text:span text:style-name="T56">[</text:span>Acrobatics<text:span text:style-name="T56">]</text:span></text:p>
            </text:list-item>
            <text:list-item>
              <text:p text:style-name="P23">Block = <text:span text:style-name="T56">[</text:span>Melee<text:span text:style-name="T56">]</text:span></text:p>
            </text:list-item>
          </text:list>
        </text:list-item>
      </text:list>
      <text:p text:style-name="P15"/>
      <text:p text:style-name="P9"><text:span text:style-name="T36">STEP </text:span><text:span text:style-name="T37">5</text:span><text:span text:style-name="T36">: ABILITIES</text:span></text:p>
      <text:p text:style-name="P5"><text:span text:style-name="T32">B</text:span><text:span text:style-name="T30">uy </text:span><text:span text:style-name="T31">Abilities</text:span><text:span text:style-name="T30"> with </text:span><text:span text:style-name="T35">XP</text:span><text:span text:style-name="T30"> </text:span><text:span text:style-name="T34">or</text:span><text:span text:style-name="T33"> save </text:span><text:span text:style-name="T34">some or all of</text:span><text:span text:style-name="T33"> </text:span><text:span text:style-name="T34">it</text:span><text:span text:style-name="T33"> for later.</text:span></text:p>
      <text:p text:style-name="P12"/>
      <text:p text:style-name="P14">STEP <text:span text:style-name="T47">6</text:span>: <text:span text:style-name="T50">GEAR</text:span></text:p>
      <text:p text:style-name="P13"><text:span text:style-name="T38">Equip your Character with Gear </text:span><text:span text:style-name="T41">using</text:span><text:span text:style-name="T39"> </text:span><text:span text:style-name="T38">your </text:span><text:span text:style-name="T41">GN’</text:span><text:span text:style-name="T38">s</text:span><text:span text:style-name="T39"> Starting Gear </text:span><text:span text:style-name="T40">rules</text:span><text:span text:style-name="T3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tarSymbol1" svg:font-family="Star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Mono" svg:font-family="FreeMono" style:font-family-generic="moder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Mono" fo:font-size="10.5pt" fo:letter-spacing="normal" fo:language="en" fo:country="US" fo:font-style="normal" style:text-underline-style="none" fo:font-weight="normal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name-asian="WenQuanYi Micro Hei" style:font-family-asian="'WenQuanYi Micro Hei'" style:font-family-generic-asian="system" style:font-pitch-asian="variable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style:font-name-asian="FreeMono" style:font-family-asian="FreeMono" style:font-family-generic-asian="modern" style:font-pitch-asian="variable" style:font-name-complex="FreeMono" style:font-family-complex="FreeMono" style:font-family-generic-complex="modern" style:font-pitch-complex="variable" fo:hyphenate="false"/>
    </style:style>
    <style:style style:name="Table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Text" style:family="paragraph" style:parent-style-name="Caption" style:class="extra">
      <style:paragraph-properties fo:margin-top="0in" fo:margin-bottom="0in" loext:contextual-spacing="false" fo:hyphenation-ladder-count="no-limit"/>
      <style:text-properties fo:font-size="7pt" fo:font-style="normal" style:font-name-asian="FreeMono" style:font-family-asian="FreeMono" style:font-family-generic-asian="modern" style:font-pitch-asian="variable" style:font-size-asian="7pt" style:font-style-asian="normal" style:font-name-complex="FreeMono" style:font-family-complex="FreeMono" style:font-family-generic-complex="modern" style:font-pitch-complex="variable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Addressee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FreeMono" fo:font-family="FreeMono" style:font-family-generic="modern" style:font-pitch="variable" fo:font-size="8pt" fo:font-weight="normal" style:font-name-asian="FreeMono" style:font-family-asian="FreeMono" style:font-family-generic-asian="modern" style:font-pitch-asian="variable" style:font-size-asian="8pt" style:font-weight-asian="normal" style:font-name-complex="FreeMono" style:font-family-complex="FreeMono" style:font-family-generic-complex="modern" style:font-pitch-complex="variable" style:font-size-complex="8pt" style:font-weight-complex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ne_20_numbering" style:display-name="Line numbering" style:family="text">
      <style:text-properties style:font-name="FreeMono" fo:font-family="FreeMono" style:font-family-generic="modern" style:font-pitch="variable" fo:font-weight="normal" style:font-name-asian="FreeMono" style:font-family-asian="FreeMono" style:font-family-generic-asian="modern" style:font-pitch-asian="variable" style:font-weight-asian="normal" style:font-name-complex="FreeMono" style:font-family-complex="FreeMono" style:font-family-generic-complex="modern" style:font-pitch-complex="variable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67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/>
    <style:style style:name="Caption_20_characters" style:display-name="Caption characters" style:family="text"/>
    <style:style style:name="WW_5f_CharLFO1LVL1" style:display-name="WW_CharLFO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2" style:display-name="WW_CharLFO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3" style:display-name="WW_CharLFO1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4" style:display-name="WW_CharLFO1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5" style:display-name="WW_CharLFO1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6" style:display-name="WW_CharLFO1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7" style:display-name="WW_CharLFO1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8" style:display-name="WW_CharLFO1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LVL9" style:display-name="WW_CharLFO1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2LVL1" style:display-name="WW_CharLFO2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2" style:display-name="WW_CharLFO2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3" style:display-name="WW_CharLFO2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4" style:display-name="WW_CharLFO2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5" style:display-name="WW_CharLFO2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6" style:display-name="WW_CharLFO2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7" style:display-name="WW_CharLFO2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8" style:display-name="WW_CharLFO2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2LVL9" style:display-name="WW_CharLFO2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1" style:display-name="WW_CharLFO3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2" style:display-name="WW_CharLFO3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3" style:display-name="WW_CharLFO3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4" style:display-name="WW_CharLFO3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5" style:display-name="WW_CharLFO3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6" style:display-name="WW_CharLFO3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7" style:display-name="WW_CharLFO3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8" style:display-name="WW_CharLFO3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3LVL9" style:display-name="WW_CharLFO3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1" style:display-name="WW_CharLFO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2" style:display-name="WW_CharLFO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3" style:display-name="WW_CharLFO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4" style:display-name="WW_CharLFO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5" style:display-name="WW_CharLFO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6" style:display-name="WW_CharLFO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7" style:display-name="WW_CharLFO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8" style:display-name="WW_CharLFO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4LVL9" style:display-name="WW_CharLFO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1" style:display-name="WW_CharLFO5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2" style:display-name="WW_CharLFO5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3" style:display-name="WW_CharLFO5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4" style:display-name="WW_CharLFO5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5" style:display-name="WW_CharLFO5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6" style:display-name="WW_CharLFO5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7" style:display-name="WW_CharLFO5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8" style:display-name="WW_CharLFO5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5LVL9" style:display-name="WW_CharLFO5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1" style:display-name="WW_CharLFO6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2" style:display-name="WW_CharLFO6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3" style:display-name="WW_CharLFO6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4" style:display-name="WW_CharLFO6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5" style:display-name="WW_CharLFO6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6" style:display-name="WW_CharLFO6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7" style:display-name="WW_CharLFO6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8" style:display-name="WW_CharLFO6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6LVL9" style:display-name="WW_CharLFO6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1" style:display-name="WW_CharLFO7LVL1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2" style:display-name="WW_CharLFO7LVL2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3" style:display-name="WW_CharLFO7LVL3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4" style:display-name="WW_CharLFO7LVL4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5" style:display-name="WW_CharLFO7LVL5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6" style:display-name="WW_CharLFO7LVL6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7" style:display-name="WW_CharLFO7LVL7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8" style:display-name="WW_CharLFO7LVL8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7LVL9" style:display-name="WW_CharLFO7LVL9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8LVL1" style:display-name="WW_CharLFO8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2" style:display-name="WW_CharLFO8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8LVL3" style:display-name="WW_CharLFO8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4" style:display-name="WW_CharLFO8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5" style:display-name="WW_CharLFO8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6" style:display-name="WW_CharLFO8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7" style:display-name="WW_CharLFO8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8" style:display-name="WW_CharLFO8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8LVL9" style:display-name="WW_CharLFO8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9LVL1" style:display-name="WW_CharLFO9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2" style:display-name="WW_CharLFO9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9LVL3" style:display-name="WW_CharLFO9LVL3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4" style:display-name="WW_CharLFO9LVL4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5" style:display-name="WW_CharLFO9LVL5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6" style:display-name="WW_CharLFO9LVL6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7" style:display-name="WW_CharLFO9LVL7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8" style:display-name="WW_CharLFO9LVL8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9LVL9" style:display-name="WW_CharLFO9LVL9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1" style:display-name="WW_CharLFO10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2" style:display-name="WW_CharLFO10LVL2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0LVL3" style:display-name="WW_CharLFO10LVL3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4" style:display-name="WW_CharLFO10LVL4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5" style:display-name="WW_CharLFO10LVL5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6" style:display-name="WW_CharLFO10LVL6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7" style:display-name="WW_CharLFO10LVL7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8" style:display-name="WW_CharLFO10LVL8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0LVL9" style:display-name="WW_CharLFO10LVL9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1" style:display-name="WW_CharLFO11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2" style:display-name="WW_CharLFO11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1LVL3" style:display-name="WW_CharLFO11LVL3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4" style:display-name="WW_CharLFO11LVL4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5" style:display-name="WW_CharLFO11LVL5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6" style:display-name="WW_CharLFO11LVL6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7" style:display-name="WW_CharLFO11LVL7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8" style:display-name="WW_CharLFO11LVL8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1LVL9" style:display-name="WW_CharLFO11LVL9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1" style:display-name="WW_CharLFO12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2" style:display-name="WW_CharLFO12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2LVL3" style:display-name="WW_CharLFO12LVL3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4" style:display-name="WW_CharLFO12LVL4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5" style:display-name="WW_CharLFO12LVL5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6" style:display-name="WW_CharLFO12LVL6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7" style:display-name="WW_CharLFO12LVL7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8" style:display-name="WW_CharLFO12LVL8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2LVL9" style:display-name="WW_CharLFO12LVL9" style:family="text">
      <style:text-properties style:font-name="StarSymbol1" fo:font-family="StarSymbol" style:font-family-generic="system" style:font-charset="x-symbol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3LVL1" style:display-name="WW_CharLFO13LVL1" style:family="text">
      <style:text-properties style:font-name="Arial" fo:font-family="Arial" style:font-family-generic="swiss" style:font-pitch="variable" fo:font-size="8pt" fo:font-weight="normal" style:font-size-asian="8pt" style:font-weight-asian="normal" style:font-size-complex="8pt" style:font-weight-complex="normal"/>
    </style:style>
    <style:style style:name="WW_5f_CharLFO13LVL3" style:display-name="WW_CharLFO13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4" style:display-name="WW_CharLFO13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5" style:display-name="WW_CharLFO13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6" style:display-name="WW_CharLFO13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7" style:display-name="WW_CharLFO13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8" style:display-name="WW_CharLFO13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3LVL9" style:display-name="WW_CharLFO13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fo:font-size="8pt" style:font-name-asian="OpenSymbol" style:font-family-asian="OpenSymbol" style:font-family-generic-asian="system" style:font-pitch-asian="variable" style:font-size-asian="8pt" style:font-name-complex="OpenSymbol" style:font-family-complex="OpenSymbol" style:font-family-generic-complex="system" style:font-pitch-complex="variable" style:font-size-complex="8.5pt"/>
    </style:style>
    <style:style style:name="WW_5f_CharLFO15LVL1" style:display-name="WW_CharLFO15LVL1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2" style:display-name="WW_CharLFO15LVL2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3" style:display-name="WW_CharLFO15LVL3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4" style:display-name="WW_CharLFO15LVL4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5" style:display-name="WW_CharLFO15LVL5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6" style:display-name="WW_CharLFO15LVL6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7" style:display-name="WW_CharLFO15LVL7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8" style:display-name="WW_CharLFO15LVL8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5LVL9" style:display-name="WW_CharLFO15LVL9" style:family="text">
      <style:text-properties style:font-name="FreeMono" fo:font-family="FreeMono" style:font-family-generic="modern" style:font-pitch="variable" fo:font-size="8pt" fo:font-weight="normal" style:font-size-asian="8pt" style:font-weight-asian="normal" style:font-size-complex="8pt" style:font-weight-complex="normal"/>
    </style:style>
    <style:style style:name="WW_5f_CharLFO16LVL1" style:display-name="WW_CharLFO16LVL1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2" style:display-name="WW_CharLFO16LVL2" style:family="text">
      <style:text-properties style:font-name="FreeMono" fo:font-family="FreeMono" style:font-family-generic="modern" style:font-pitch="variable" fo:font-weight="normal" style:font-weight-asian="normal" style:font-weight-complex="normal"/>
    </style:style>
    <style:style style:name="WW_5f_CharLFO16LVL3" style:display-name="WW_CharLFO16LVL3" style:family="text">
      <style:text-properties style:font-name="StarSymbol1" fo:font-family="StarSymbol" style:font-family-generic="system" style:font-charset="x-symbol"/>
    </style:style>
    <style:style style:name="WW_5f_CharLFO16LVL4" style:display-name="WW_CharLFO16LVL4" style:family="text">
      <style:text-properties style:font-name="StarSymbol1" fo:font-family="StarSymbol" style:font-family-generic="system" style:font-charset="x-symbol"/>
    </style:style>
    <style:style style:name="WW_5f_CharLFO16LVL5" style:display-name="WW_CharLFO16LVL5" style:family="text">
      <style:text-properties style:font-name="StarSymbol1" fo:font-family="StarSymbol" style:font-family-generic="system" style:font-charset="x-symbol"/>
    </style:style>
    <style:style style:name="WW_5f_CharLFO16LVL6" style:display-name="WW_CharLFO16LVL6" style:family="text">
      <style:text-properties style:font-name="StarSymbol1" fo:font-family="StarSymbol" style:font-family-generic="system" style:font-charset="x-symbol"/>
    </style:style>
    <style:style style:name="WW_5f_CharLFO16LVL7" style:display-name="WW_CharLFO16LVL7" style:family="text">
      <style:text-properties style:font-name="StarSymbol1" fo:font-family="StarSymbol" style:font-family-generic="system" style:font-charset="x-symbol"/>
    </style:style>
    <style:style style:name="WW_5f_CharLFO16LVL8" style:display-name="WW_CharLFO16LVL8" style:family="text">
      <style:text-properties style:font-name="StarSymbol1" fo:font-family="StarSymbol" style:font-family-generic="system" style:font-charset="x-symbol"/>
    </style:style>
    <style:style style:name="WW_5f_CharLFO16LVL9" style:display-name="WW_CharLFO16LVL9" style:family="text">
      <style:text-properties style:font-name="StarSymbol1" fo:font-family="StarSymbol" style:font-family-generic="system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5.5in" fo:page-height="8.5in" style:num-format="1" style:print-orientation="portrait" fo:margin-top="0.5in" fo:margin-bottom="0.5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none" draw:fill-color="#4472c4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portrait" fo:margin-top="0.5in" fo:margin-bottom="0.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5in" fo:page-height="8.5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0</text:page-number></text:span></text:span></text:p>
      </style:footer>
      <style:footer-left>
        <text:p text:style-name="Footer"><text:span text:style-name="Default_20_Paragraph_20_Font"><text:span text:style-name="MT1"><text:page-number text:select-page="current">0</text:page-number></text:span></text:span></text:p>
      </style:footer-left>
    </style:master-page>
    <style:master-page style:name="Endnote" style:page-layout-name="Mpm3"/>
    <style:master-page style:name="First_20_Page" style:display-name="First Page" style:page-layout-name="Mpm4" style:next-style-name="Standard"/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Apocalyptia 1st Edition</dc:title>
    <meta:creation-date>2016-11-29T13:41:00Z</meta:creation-date>
    <dc:date>2019-11-12T10:09:12.192035795</dc:date>
    <meta:editing-cycles>107</meta:editing-cycles>
    <meta:editing-duration>P4DT21H6M53S</meta:editing-duration>
    <meta:document-statistic meta:table-count="0" meta:image-count="0" meta:object-count="0" meta:page-count="1" meta:paragraph-count="32" meta:word-count="195" meta:character-count="1016" meta:non-whitespace-character-count="868"/>
    <meta:template xlink:type="simple" xlink:actuate="onRequest" xlink:title="" xlink:href="../../../../Apocalyptia%203%20Manuscript.odt/Normal"/>
  </office:meta>
</office:document-meta>
</file>